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6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2"/>
    <style:style style:name="ce11" style:family="table-cell" style:parent-style-name="Default" style:data-style-name="N112">
      <style:table-cell-properties style:text-align-source="value-type" style:repeat-content="false"/>
      <style:paragraph-properties fo:margin-left="0in"/>
    </style:style>
    <style:style style:name="ce12" style:family="table-cell" style:parent-style-name="Default" style:data-style-name="N10"/>
    <style:style style:name="ce10" style:family="table-cell" style:parent-style-name="Default">
      <style:text-properties style:font-name="Liberation Sans1"/>
    </style:style>
    <style:style style:name="ce4" style:family="table-cell" style:parent-style-name="Default" style:data-style-name="N81"/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81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_out_A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V_out_B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V_out_C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office:value-type="float" office:value="0.1" calcext:value-type="float">
            <text:p>0.10</text:p>
          </table:table-cell>
          <table:table-cell table:style-name="ce2" office:value-type="float" office:value="24.4" calcext:value-type="float">
            <text:p>24.40</text:p>
          </table:table-cell>
          <table:table-cell table:style-name="ce2" table:formula="of:=[.B2]/[.$N$2]" office:value-type="float" office:value="16712.3287671233" calcext:value-type="float">
            <text:p>16712.33</text:p>
          </table:table-cell>
          <table:table-cell table:style-name="ce2" table:formula="of:=20*LOG10([.C2])" office:value-type="float" office:value="84.4607394110859" calcext:value-type="float">
            <text:p>84.46</text:p>
          </table:table-cell>
          <table:table-cell table:style-name="ce2" office:value-type="float" office:value="164" calcext:value-type="float">
            <text:p>164.00</text:p>
          </table:table-cell>
          <table:table-cell table:style-name="ce2" table:formula="of:=[.E2]/[.$O$2]" office:value-type="float" office:value="10250" calcext:value-type="float">
            <text:p>10250.00</text:p>
          </table:table-cell>
          <table:table-cell table:style-name="ce2" table:formula="of:=20*LOG10([.F2])" office:value-type="float" office:value="80.2144773078355" calcext:value-type="float">
            <text:p>80.21</text:p>
          </table:table-cell>
          <table:table-cell table:style-name="ce2" office:value-type="float" office:value="124" calcext:value-type="float">
            <text:p>124.00</text:p>
          </table:table-cell>
          <table:table-cell table:style-name="ce2" table:formula="of:=[.H2]/[.$P$2]" office:value-type="float" office:value="13052.6315789474" calcext:value-type="float">
            <text:p>13052.63</text:p>
          </table:table-cell>
          <table:table-cell table:style-name="ce2" table:formula="of:=20*LOG10([.I2])" office:value-type="float" office:value="82.3139615974677" calcext:value-type="float">
            <text:p>82.31</text:p>
          </table:table-cell>
          <table:table-cell table:number-columns-repeated="2"/>
          <table:table-cell office:value-type="string" calcext:value-type="string">
            <text:p>V_in</text:p>
          </table:table-cell>
          <table:table-cell table:style-name="ce4" office:value-type="float" office:value="0.00146" calcext:value-type="float">
            <text:p>1.46E-03</text:p>
          </table:table-cell>
          <table:table-cell table:style-name="ce4" office:value-type="float" office:value="0.016" calcext:value-type="float">
            <text:p>1.60E-02</text:p>
          </table:table-cell>
          <table:table-cell table:style-name="ce4" office:value-type="float" office:value="0.0095" calcext:value-type="float">
            <text:p>9.50E-03</text:p>
          </table:table-cell>
          <table:table-cell/>
        </table:table-row>
        <table:table-row table:style-name="ro1"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29.5" calcext:value-type="float">
            <text:p>29.50</text:p>
          </table:table-cell>
          <table:table-cell table:style-name="ce2" table:formula="of:=[.B3]/[.$N$2]" office:value-type="float" office:value="20205.4794520548" calcext:value-type="float">
            <text:p>20205.48</text:p>
          </table:table-cell>
          <table:table-cell table:style-name="ce2" table:formula="of:=20*LOG10([.C3])" office:value-type="float" office:value="86.1093832038745" calcext:value-type="float">
            <text:p>86.11</text:p>
          </table:table-cell>
          <table:table-cell table:style-name="ce2" office:value-type="float" office:value="188" calcext:value-type="float">
            <text:p>188.00</text:p>
          </table:table-cell>
          <table:table-cell table:style-name="ce2" table:formula="of:=[.E3]/[.$O$2]" office:value-type="float" office:value="11750" calcext:value-type="float">
            <text:p>11750.00</text:p>
          </table:table-cell>
          <table:table-cell table:style-name="ce2" table:formula="of:=20*LOG10([.F3])" office:value-type="float" office:value="81.4007573321551" calcext:value-type="float">
            <text:p>81.40</text:p>
          </table:table-cell>
          <table:table-cell table:style-name="ce2" office:value-type="float" office:value="145" calcext:value-type="float">
            <text:p>145.00</text:p>
          </table:table-cell>
          <table:table-cell table:style-name="ce2" table:formula="of:=[.H3]/[.$P$2]" office:value-type="float" office:value="15263.1578947368" calcext:value-type="float">
            <text:p>15263.16</text:p>
          </table:table-cell>
          <table:table-cell table:style-name="ce2" table:formula="of:=20*LOG10([.I3])" office:value-type="float" office:value="83.6728879389225" calcext:value-type="float">
            <text:p>83.67</text:p>
          </table:table-cell>
          <table:table-cell table:number-columns-repeated="2"/>
          <table:table-cell office:value-type="string" calcext:value-type="string">
            <text:p>V_out</text:p>
          </table:table-cell>
          <table:table-cell table:style-name="ce4" office:value-type="float" office:value="0.482" calcext:value-type="float">
            <text:p>4.82E-01</text:p>
          </table:table-cell>
          <table:table-cell table:style-name="ce4" office:value-type="float" office:value="0.417" calcext:value-type="float">
            <text:p>4.17E-01</text:p>
          </table:table-cell>
          <table:table-cell table:style-name="ce4" office:value-type="float" office:value="0.45" calcext:value-type="float">
            <text:p>4.50E-01</text:p>
          </table:table-cell>
          <table:table-cell/>
        </table:table-row>
        <table:table-row table:style-name="ro1">
          <table:table-cell table:style-name="ce2" office:value-type="float" office:value="0.4" calcext:value-type="float">
            <text:p>0.40</text:p>
          </table:table-cell>
          <table:table-cell table:style-name="ce2" office:value-type="float" office:value="45.2" calcext:value-type="float">
            <text:p>45.20</text:p>
          </table:table-cell>
          <table:table-cell table:style-name="ce2" table:formula="of:=[.B4]/[.$N$2]" office:value-type="float" office:value="30958.904109589" calcext:value-type="float">
            <text:p>30958.90</text:p>
          </table:table-cell>
          <table:table-cell table:style-name="ce2" table:formula="of:=20*LOG10([.C4])" office:value-type="float" office:value="89.8157115805389" calcext:value-type="float">
            <text:p>89.82</text:p>
          </table:table-cell>
          <table:table-cell table:style-name="ce2" office:value-type="float" office:value="276" calcext:value-type="float">
            <text:p>276.00</text:p>
          </table:table-cell>
          <table:table-cell table:style-name="ce2" table:formula="of:=[.E4]/[.$O$2]" office:value-type="float" office:value="17250" calcext:value-type="float">
            <text:p>17250.00</text:p>
          </table:table-cell>
          <table:table-cell table:style-name="ce2" table:formula="of:=20*LOG10([.F4])" office:value-type="float" office:value="84.7357819881859" calcext:value-type="float">
            <text:p>84.74</text:p>
          </table:table-cell>
          <table:table-cell table:style-name="ce2" office:value-type="float" office:value="211" calcext:value-type="float">
            <text:p>211.00</text:p>
          </table:table-cell>
          <table:table-cell table:style-name="ce2" table:formula="of:=[.H4]/[.$P$2]" office:value-type="float" office:value="22210.5263157895" calcext:value-type="float">
            <text:p>22210.53</text:p>
          </table:table-cell>
          <table:table-cell table:style-name="ce2" table:formula="of:=20*LOG10([.I4])" office:value-type="float" office:value="86.9311770001769" calcext:value-type="float">
            <text:p>86.93</text:p>
          </table:table-cell>
          <table:table-cell table:number-columns-repeated="2"/>
          <table:table-cell office:value-type="string" calcext:value-type="string">
            <text:p>V_out(R_in)</text:p>
          </table:table-cell>
          <table:table-cell table:style-name="ce4" office:value-type="float" office:value="0.341" calcext:value-type="float">
            <text:p>3.41E-01</text:p>
          </table:table-cell>
          <table:table-cell table:style-name="ce4" office:value-type="float" office:value="0.3705" calcext:value-type="float">
            <text:p>3.71E-01</text:p>
          </table:table-cell>
          <table:table-cell table:style-name="ce4" office:value-type="float" office:value="0.344" calcext:value-type="float">
            <text:p>3.44E-01</text:p>
          </table:table-cell>
          <table:table-cell/>
        </table:table-row>
        <table:table-row table:style-name="ro1"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70.5" calcext:value-type="float">
            <text:p>70.50</text:p>
          </table:table-cell>
          <table:table-cell table:style-name="ce2" table:formula="of:=[.B5]/[.$N$2]" office:value-type="float" office:value="48287.6712328767" calcext:value-type="float">
            <text:p>48287.67</text:p>
          </table:table-cell>
          <table:table-cell table:style-name="ce2" table:formula="of:=20*LOG10([.C5])" office:value-type="float" office:value="93.6767252241392" calcext:value-type="float">
            <text:p>93.68</text:p>
          </table:table-cell>
          <table:table-cell table:style-name="ce2" office:value-type="float" office:value="307" calcext:value-type="float">
            <text:p>307.00</text:p>
          </table:table-cell>
          <table:table-cell table:style-name="ce2" table:formula="of:=[.E5]/[.$O$2]" office:value-type="float" office:value="19187.5" calcext:value-type="float">
            <text:p>19187.50</text:p>
          </table:table-cell>
          <table:table-cell table:style-name="ce2" table:formula="of:=20*LOG10([.F5])" office:value-type="float" office:value="85.6603678564252" calcext:value-type="float">
            <text:p>85.66</text:p>
          </table:table-cell>
          <table:table-cell table:style-name="ce2" office:value-type="float" office:value="292" calcext:value-type="float">
            <text:p>292.00</text:p>
          </table:table-cell>
          <table:table-cell table:style-name="ce2" table:formula="of:=[.H5]/[.$P$2]" office:value-type="float" office:value="30736.8421052632" calcext:value-type="float">
            <text:p>30736.84</text:p>
          </table:table-cell>
          <table:table-cell table:style-name="ce2" table:formula="of:=20*LOG10([.I5])" office:value-type="float" office:value="89.7531849231914" calcext:value-type="float">
            <text:p>89.75</text:p>
          </table:table-cell>
          <table:table-cell table:number-columns-repeated="2"/>
          <table:table-cell office:value-type="string" calcext:value-type="string">
            <text:p>v_out(R_out)</text:p>
          </table:table-cell>
          <table:table-cell table:style-name="ce4" office:value-type="float" office:value="0.176" calcext:value-type="float">
            <text:p>1.76E-01</text:p>
          </table:table-cell>
          <table:table-cell table:style-name="ce4" office:value-type="float" office:value="0.3627" calcext:value-type="float">
            <text:p>3.63E-01</text:p>
          </table:table-cell>
          <table:table-cell table:style-name="ce4" office:value-type="float" office:value="0.368" calcext:value-type="float">
            <text:p>3.68E-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100.7" calcext:value-type="float">
            <text:p>100.70</text:p>
          </table:table-cell>
          <table:table-cell table:style-name="ce2" table:formula="of:=[.B6]/[.$N$2]" office:value-type="float" office:value="68972.602739726" calcext:value-type="float">
            <text:p>68972.60</text:p>
          </table:table-cell>
          <table:table-cell table:style-name="ce2" table:formula="of:=20*LOG10([.C6])" office:value-type="float" office:value="96.7735322953836" calcext:value-type="float">
            <text:p>96.77</text:p>
          </table:table-cell>
          <table:table-cell table:style-name="ce2" office:value-type="float" office:value="348" calcext:value-type="float">
            <text:p>348.00</text:p>
          </table:table-cell>
          <table:table-cell table:style-name="ce2" table:formula="of:=[.E6]/[.$O$2]" office:value-type="float" office:value="21750" calcext:value-type="float">
            <text:p>21750.00</text:p>
          </table:table-cell>
          <table:table-cell table:style-name="ce2" table:formula="of:=20*LOG10([.F6])" office:value-type="float" office:value="86.7491852258131" calcext:value-type="float">
            <text:p>86.75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table:formula="of:=[.H6]/[.$P$2]" office:value-type="float" office:value="36105.2631578947" calcext:value-type="float">
            <text:p>36105.26</text:p>
          </table:table-cell>
          <table:table-cell table:style-name="ce2" table:formula="of:=20*LOG10([.I6])" office:value-type="float" office:value="91.1514102950785" calcext:value-type="float">
            <text:p>91.15</text:p>
          </table:table-cell>
          <table:table-cell table:number-columns-repeated="2"/>
          <table:table-cell office:value-type="string" calcext:value-type="string">
            <text:p>f_L3dB</text:p>
          </table:table-cell>
          <table:table-cell table:style-name="ce4" office:value-type="float" office:value="5940" calcext:value-type="float">
            <text:p>5.94E+03</text:p>
          </table:table-cell>
          <table:table-cell table:style-name="ce4" office:value-type="float" office:value="4480" calcext:value-type="float">
            <text:p>4.48E+03</text:p>
          </table:table-cell>
          <table:table-cell table:style-name="ce4" office:value-type="float" office:value="855" calcext:value-type="float">
            <text:p>8.55E+0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table:style-name="ce2" office:value-type="float" office:value="186.5" calcext:value-type="float">
            <text:p>186.50</text:p>
          </table:table-cell>
          <table:table-cell table:style-name="ce2" table:formula="of:=[.B7]/[.$N$2]" office:value-type="float" office:value="127739.726027397" calcext:value-type="float">
            <text:p>127739.73</text:p>
          </table:table-cell>
          <table:table-cell table:style-name="ce2" table:formula="of:=20*LOG10([.C7])" office:value-type="float" office:value="102.126519607205" calcext:value-type="float">
            <text:p>102.13</text:p>
          </table:table-cell>
          <table:table-cell table:style-name="ce2" office:value-type="float" office:value="379" calcext:value-type="float">
            <text:p>379.00</text:p>
          </table:table-cell>
          <table:table-cell table:style-name="ce2" table:formula="of:=[.E7]/[.$O$2]" office:value-type="float" office:value="23687.5" calcext:value-type="float">
            <text:p>23687.50</text:p>
          </table:table-cell>
          <table:table-cell table:style-name="ce2" table:formula="of:=20*LOG10([.F7])" office:value-type="float" office:value="87.490384546243" calcext:value-type="float">
            <text:p>87.49</text:p>
          </table:table-cell>
          <table:table-cell table:style-name="ce2" office:value-type="float" office:value="410" calcext:value-type="float">
            <text:p>410.00</text:p>
          </table:table-cell>
          <table:table-cell table:style-name="ce2" table:formula="of:=[.H7]/[.$P$2]" office:value-type="float" office:value="43157.8947368421" calcext:value-type="float">
            <text:p>43157.89</text:p>
          </table:table-cell>
          <table:table-cell table:style-name="ce2" table:formula="of:=20*LOG10([.I7])" office:value-type="float" office:value="92.7012050286178" calcext:value-type="float">
            <text:p>92.70</text:p>
          </table:table-cell>
          <table:table-cell table:number-columns-repeated="2"/>
          <table:table-cell office:value-type="string" calcext:value-type="string">
            <text:p>f_H3dB</text:p>
          </table:table-cell>
          <table:table-cell table:style-name="ce4" office:value-type="float" office:value="90780" calcext:value-type="float">
            <text:p>9.08E+04</text:p>
          </table:table-cell>
          <table:table-cell table:style-name="ce4" office:value-type="float" office:value="1846000" calcext:value-type="float">
            <text:p>1.85E+06</text:p>
          </table:table-cell>
          <table:table-cell table:style-name="ce4" office:value-type="float" office:value="990500" calcext:value-type="float">
            <text:p>9.91E+0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.00</text:p>
          </table:table-cell>
          <table:table-cell table:style-name="ce2" office:value-type="float" office:value="309.7" calcext:value-type="float">
            <text:p>309.70</text:p>
          </table:table-cell>
          <table:table-cell table:style-name="ce2" table:formula="of:=[.B8]/[.$N$2]" office:value-type="float" office:value="212123.287671233" calcext:value-type="float">
            <text:p>212123.29</text:p>
          </table:table-cell>
          <table:table-cell table:style-name="ce2" table:formula="of:=20*LOG10([.C8])" office:value-type="float" office:value="106.531766991447" calcext:value-type="float">
            <text:p>106.53</text:p>
          </table:table-cell>
          <table:table-cell table:style-name="ce2" office:value-type="float" office:value="389" calcext:value-type="float">
            <text:p>389.00</text:p>
          </table:table-cell>
          <table:table-cell table:style-name="ce2" table:formula="of:=[.E8]/[.$O$2]" office:value-type="float" office:value="24312.5" calcext:value-type="float">
            <text:p>24312.50</text:p>
          </table:table-cell>
          <table:table-cell table:style-name="ce2" table:formula="of:=20*LOG10([.F8])" office:value-type="float" office:value="87.7165923733957" calcext:value-type="float">
            <text:p>87.72</text:p>
          </table:table-cell>
          <table:table-cell table:style-name="ce2" office:value-type="float" office:value="435" calcext:value-type="float">
            <text:p>435.00</text:p>
          </table:table-cell>
          <table:table-cell table:style-name="ce2" table:formula="of:=[.H8]/[.$P$2]" office:value-type="float" office:value="45789.4736842105" calcext:value-type="float">
            <text:p>45789.47</text:p>
          </table:table-cell>
          <table:table-cell table:style-name="ce2" table:formula="of:=20*LOG10([.I8])" office:value-type="float" office:value="93.2153130333158" calcext:value-type="float">
            <text:p>93.22</text:p>
          </table:table-cell>
          <table:table-cell table:number-columns-repeated="7"/>
        </table:table-row>
        <table:table-row table:style-name="ro1">
          <table:table-cell table:style-name="ce2" office:value-type="float" office:value="7" calcext:value-type="float">
            <text:p>7.00</text:p>
          </table:table-cell>
          <table:table-cell table:style-name="ce2" office:value-type="float" office:value="400.3" calcext:value-type="float">
            <text:p>400.30</text:p>
          </table:table-cell>
          <table:table-cell table:style-name="ce2" table:formula="of:=[.B9]/[.$N$2]" office:value-type="float" office:value="274178.082191781" calcext:value-type="float">
            <text:p>274178.08</text:p>
          </table:table-cell>
          <table:table-cell table:style-name="ce2" table:formula="of:=20*LOG10([.C9])" office:value-type="float" office:value="108.760654686413" calcext:value-type="float">
            <text:p>108.76</text:p>
          </table:table-cell>
          <table:table-cell table:style-name="ce2" office:value-type="float" office:value="389" calcext:value-type="float">
            <text:p>389.00</text:p>
          </table:table-cell>
          <table:table-cell table:style-name="ce2" table:formula="of:=[.E9]/[.$O$2]" office:value-type="float" office:value="24312.5" calcext:value-type="float">
            <text:p>24312.50</text:p>
          </table:table-cell>
          <table:table-cell table:style-name="ce2" table:formula="of:=20*LOG10([.F9])" office:value-type="float" office:value="87.7165923733957" calcext:value-type="float">
            <text:p>87.72</text:p>
          </table:table-cell>
          <table:table-cell table:style-name="ce2" office:value-type="float" office:value="441" calcext:value-type="float">
            <text:p>441.00</text:p>
          </table:table-cell>
          <table:table-cell table:style-name="ce2" table:formula="of:=[.H9]/[.$P$2]" office:value-type="float" office:value="46421.052631579" calcext:value-type="float">
            <text:p>46421.05</text:p>
          </table:table-cell>
          <table:table-cell table:style-name="ce2" table:formula="of:=20*LOG10([.I9])" office:value-type="float" office:value="93.3342996835798" calcext:value-type="float">
            <text:p>93.33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438.5" calcext:value-type="float">
            <text:p>438.50</text:p>
          </table:table-cell>
          <table:table-cell table:style-name="ce2" table:formula="of:=[.B10]/[.$N$2]" office:value-type="float" office:value="300342.465753425" calcext:value-type="float">
            <text:p>300342.47</text:p>
          </table:table-cell>
          <table:table-cell table:style-name="ce2" table:formula="of:=20*LOG10([.C10])" office:value-type="float" office:value="109.552334838352" calcext:value-type="float">
            <text:p>109.55</text:p>
          </table:table-cell>
          <table:table-cell table:style-name="ce2" office:value-type="float" office:value="393" calcext:value-type="float">
            <text:p>393.00</text:p>
          </table:table-cell>
          <table:table-cell table:style-name="ce2" table:formula="of:=[.E10]/[.$O$2]" office:value-type="float" office:value="24562.5" calcext:value-type="float">
            <text:p>24562.50</text:p>
          </table:table-cell>
          <table:table-cell table:style-name="ce2" table:formula="of:=20*LOG10([.F10])" office:value-type="float" office:value="87.80545135439" calcext:value-type="float">
            <text:p>87.81</text:p>
          </table:table-cell>
          <table:table-cell table:style-name="ce2" office:value-type="float" office:value="443" calcext:value-type="float">
            <text:p>443.00</text:p>
          </table:table-cell>
          <table:table-cell table:style-name="ce2" table:formula="of:=[.H10]/[.$P$2]" office:value-type="float" office:value="46631.5789473684" calcext:value-type="float">
            <text:p>46631.58</text:p>
          </table:table-cell>
          <table:table-cell table:style-name="ce2" table:formula="of:=20*LOG10([.I10])" office:value-type="float" office:value="93.3736024186844" calcext:value-type="float">
            <text:p>93.37</text:p>
          </table:table-cell>
          <table:table-cell table:number-columns-repeated="7"/>
        </table:table-row>
        <table:table-row table:style-name="ro1"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468.5" calcext:value-type="float">
            <text:p>468.50</text:p>
          </table:table-cell>
          <table:table-cell table:style-name="ce2" table:formula="of:=[.B11]/[.$N$2]" office:value-type="float" office:value="320890.410958904" calcext:value-type="float">
            <text:p>320890.41</text:p>
          </table:table-cell>
          <table:table-cell table:style-name="ce2" table:formula="of:=20*LOG10([.C11])" office:value-type="float" office:value="110.127134788787" calcext:value-type="float">
            <text:p>110.13</text:p>
          </table:table-cell>
          <table:table-cell table:style-name="ce2" office:value-type="float" office:value="393" calcext:value-type="float">
            <text:p>393.00</text:p>
          </table:table-cell>
          <table:table-cell table:style-name="ce2" table:formula="of:=[.E11]/[.$O$2]" office:value-type="float" office:value="24562.5" calcext:value-type="float">
            <text:p>24562.50</text:p>
          </table:table-cell>
          <table:table-cell table:style-name="ce2" table:formula="of:=20*LOG10([.F11])" office:value-type="float" office:value="87.80545135439" calcext:value-type="float">
            <text:p>87.81</text:p>
          </table:table-cell>
          <table:table-cell table:style-name="ce2" office:value-type="float" office:value="444" calcext:value-type="float">
            <text:p>444.00</text:p>
          </table:table-cell>
          <table:table-cell table:style-name="ce2" table:formula="of:=[.H11]/[.$P$2]" office:value-type="float" office:value="46736.8421052632" calcext:value-type="float">
            <text:p>46736.84</text:p>
          </table:table-cell>
          <table:table-cell table:style-name="ce2" table:formula="of:=20*LOG10([.I11])" office:value-type="float" office:value="93.3931872965155" calcext:value-type="float">
            <text:p>93.39</text:p>
          </table:table-cell>
          <table:table-cell table:number-columns-repeated="7"/>
        </table:table-row>
        <table:table-row table:style-name="ro1">
          <table:table-cell table:style-name="ce2" office:value-type="float" office:value="40" calcext:value-type="float">
            <text:p>40.00</text:p>
          </table:table-cell>
          <table:table-cell table:style-name="ce2" office:value-type="float" office:value="454.3" calcext:value-type="float">
            <text:p>454.30</text:p>
          </table:table-cell>
          <table:table-cell table:style-name="ce2" table:formula="of:=[.B12]/[.$N$2]" office:value-type="float" office:value="311164.383561644" calcext:value-type="float">
            <text:p>311164.38</text:p>
          </table:table-cell>
          <table:table-cell table:style-name="ce2" table:formula="of:=20*LOG10([.C12])" office:value-type="float" office:value="109.859797620604" calcext:value-type="float">
            <text:p>109.86</text:p>
          </table:table-cell>
          <table:table-cell table:style-name="ce2" office:value-type="float" office:value="391" calcext:value-type="float">
            <text:p>391.00</text:p>
          </table:table-cell>
          <table:table-cell table:style-name="ce2" table:formula="of:=[.E12]/[.$O$2]" office:value-type="float" office:value="24437.5" calcext:value-type="float">
            <text:p>24437.50</text:p>
          </table:table-cell>
          <table:table-cell table:style-name="ce2" table:formula="of:=20*LOG10([.F12])" office:value-type="float" office:value="87.7611354947989" calcext:value-type="float">
            <text:p>87.76</text:p>
          </table:table-cell>
          <table:table-cell table:style-name="ce2" office:value-type="float" office:value="444" calcext:value-type="float">
            <text:p>444.00</text:p>
          </table:table-cell>
          <table:table-cell table:style-name="ce2" table:formula="of:=[.H12]/[.$P$2]" office:value-type="float" office:value="46736.8421052632" calcext:value-type="float">
            <text:p>46736.84</text:p>
          </table:table-cell>
          <table:table-cell table:style-name="ce2" table:formula="of:=20*LOG10([.I12])" office:value-type="float" office:value="93.3931872965155" calcext:value-type="float">
            <text:p>93.39</text:p>
          </table:table-cell>
          <table:table-cell table:number-columns-repeated="7"/>
        </table:table-row>
        <table:table-row table:style-name="ro1">
          <table:table-cell table:style-name="ce2" office:value-type="float" office:value="70" calcext:value-type="float">
            <text:p>70.00</text:p>
          </table:table-cell>
          <table:table-cell table:style-name="ce2" office:value-type="float" office:value="398.5" calcext:value-type="float">
            <text:p>398.50</text:p>
          </table:table-cell>
          <table:table-cell table:style-name="ce2" table:formula="of:=[.B13]/[.$N$2]" office:value-type="float" office:value="272945.205479452" calcext:value-type="float">
            <text:p>272945.21</text:p>
          </table:table-cell>
          <table:table-cell table:style-name="ce2" table:formula="of:=20*LOG10([.C13])" office:value-type="float" office:value="108.721509398954" calcext:value-type="float">
            <text:p>108.72</text:p>
          </table:table-cell>
          <table:table-cell table:style-name="ce2" office:value-type="float" office:value="388" calcext:value-type="float">
            <text:p>388.00</text:p>
          </table:table-cell>
          <table:table-cell table:style-name="ce2" table:formula="of:=[.E13]/[.$O$2]" office:value-type="float" office:value="24250" calcext:value-type="float">
            <text:p>24250.00</text:p>
          </table:table-cell>
          <table:table-cell table:style-name="ce2" table:formula="of:=20*LOG10([.F13])" office:value-type="float" office:value="87.6942348587657" calcext:value-type="float">
            <text:p>87.69</text:p>
          </table:table-cell>
          <table:table-cell table:style-name="ce2" office:value-type="float" office:value="440" calcext:value-type="float">
            <text:p>440.00</text:p>
          </table:table-cell>
          <table:table-cell table:style-name="ce2" table:formula="of:=[.H13]/[.$P$2]" office:value-type="float" office:value="46315.7894736842" calcext:value-type="float">
            <text:p>46315.79</text:p>
          </table:table-cell>
          <table:table-cell table:style-name="ce2" table:formula="of:=20*LOG10([.I13])" office:value-type="float" office:value="93.3145814239468" calcext:value-type="float">
            <text:p>93.31</text:p>
          </table:table-cell>
          <table:table-cell table:number-columns-repeated="7"/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320.7" calcext:value-type="float">
            <text:p>320.70</text:p>
          </table:table-cell>
          <table:table-cell table:style-name="ce2" table:formula="of:=[.B14]/[.$N$2]" office:value-type="float" office:value="219657.534246575" calcext:value-type="float">
            <text:p>219657.53</text:p>
          </table:table-cell>
          <table:table-cell table:style-name="ce2" table:formula="of:=20*LOG10([.C14])" office:value-type="float" office:value="106.83492208288" calcext:value-type="float">
            <text:p>106.83</text:p>
          </table:table-cell>
          <table:table-cell table:style-name="ce2" office:value-type="float" office:value="387" calcext:value-type="float">
            <text:p>387.00</text:p>
          </table:table-cell>
          <table:table-cell table:style-name="ce2" table:formula="of:=[.E14]/[.$O$2]" office:value-type="float" office:value="24187.5" calcext:value-type="float">
            <text:p>24187.50</text:p>
          </table:table-cell>
          <table:table-cell table:style-name="ce2" table:formula="of:=20*LOG10([.F14])" office:value-type="float" office:value="87.6718196472597" calcext:value-type="float">
            <text:p>87.67</text:p>
          </table:table-cell>
          <table:table-cell table:style-name="ce2" office:value-type="float" office:value="433" calcext:value-type="float">
            <text:p>433.00</text:p>
          </table:table-cell>
          <table:table-cell table:style-name="ce2" table:formula="of:=[.H14]/[.$P$2]" office:value-type="float" office:value="45578.9473684211" calcext:value-type="float">
            <text:p>45578.95</text:p>
          </table:table-cell>
          <table:table-cell table:style-name="ce2" table:formula="of:=20*LOG10([.I14])" office:value-type="float" office:value="93.1752858212904" calcext:value-type="float">
            <text:p>93.18</text:p>
          </table:table-cell>
          <table:table-cell table:number-columns-repeated="7"/>
        </table:table-row>
        <table:table-row table:style-name="ro1">
          <table:table-cell table:style-name="ce2" office:value-type="float" office:value="200" calcext:value-type="float">
            <text:p>200.00</text:p>
          </table:table-cell>
          <table:table-cell table:style-name="ce2" office:value-type="float" office:value="274.7" calcext:value-type="float">
            <text:p>274.70</text:p>
          </table:table-cell>
          <table:table-cell table:style-name="ce2" table:formula="of:=[.B15]/[.$N$2]" office:value-type="float" office:value="188150.684931507" calcext:value-type="float">
            <text:p>188150.68</text:p>
          </table:table-cell>
          <table:table-cell table:style-name="ce2" table:formula="of:=20*LOG10([.C15])" office:value-type="float" office:value="105.490116072723" calcext:value-type="float">
            <text:p>105.49</text:p>
          </table:table-cell>
          <table:table-cell table:style-name="ce2" office:value-type="float" office:value="338" calcext:value-type="float">
            <text:p>338.00</text:p>
          </table:table-cell>
          <table:table-cell table:style-name="ce2" table:formula="of:=[.E15]/[.$O$2]" office:value-type="float" office:value="21125" calcext:value-type="float">
            <text:p>21125.00</text:p>
          </table:table-cell>
          <table:table-cell table:style-name="ce2" table:formula="of:=20*LOG10([.F15])" office:value-type="float" office:value="86.4959343524346" calcext:value-type="float">
            <text:p>86.50</text:p>
          </table:table-cell>
          <table:table-cell table:style-name="ce2" office:value-type="float" office:value="434" calcext:value-type="float">
            <text:p>434.00</text:p>
          </table:table-cell>
          <table:table-cell table:style-name="ce2" table:formula="of:=[.H15]/[.$P$2]" office:value-type="float" office:value="45684.2105263158" calcext:value-type="float">
            <text:p>45684.21</text:p>
          </table:table-cell>
          <table:table-cell table:style-name="ce2" table:formula="of:=20*LOG10([.I15])" office:value-type="float" office:value="93.1953224844733" calcext:value-type="float">
            <text:p>93.20</text:p>
          </table:table-cell>
          <table:table-cell table:number-columns-repeated="2"/>
          <table:table-cell table:style-name="ce1" office:value-type="string" calcext:value-type="string">
            <text:p>parametr</text:p>
          </table:table-cell>
          <table:table-cell table:style-name="ce1" office:value-type="string" calcext:value-type="string">
            <text:p>wartość</text:p>
          </table:table-cell>
          <table:table-cell/>
          <table:table-cell table:style-name="ce1" office:value-type="string" calcext:value-type="string">
            <text:p>Parametry obliczane</text:p>
          </table:table-cell>
          <table:table-cell table:style-name="ce1" office:value-type="string" calcext:value-type="string">
            <text:p>wartość</text:p>
          </table:table-cell>
        </table:table-row>
        <table:table-row table:style-name="ro1">
          <table:table-cell table:style-name="ce2" office:value-type="float" office:value="400" calcext:value-type="float">
            <text:p>400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table:formula="of:=[.B16]/[.$N$2]" office:value-type="float" office:value="100684.931506849" calcext:value-type="float">
            <text:p>100684.93</text:p>
          </table:table-cell>
          <table:table-cell table:style-name="ce2" table:formula="of:=20*LOG10([.C16])" office:value-type="float" office:value="100.059289579275" calcext:value-type="float">
            <text:p>100.06</text:p>
          </table:table-cell>
          <table:table-cell table:style-name="ce2" office:value-type="float" office:value="416" calcext:value-type="float">
            <text:p>416.00</text:p>
          </table:table-cell>
          <table:table-cell table:style-name="ce2" table:formula="of:=[.E16]/[.$O$2]" office:value-type="float" office:value="26000" calcext:value-type="float">
            <text:p>26000.00</text:p>
          </table:table-cell>
          <table:table-cell table:style-name="ce2" table:formula="of:=20*LOG10([.F16])" office:value-type="float" office:value="88.2994669594164" calcext:value-type="float">
            <text:p>88.30</text:p>
          </table:table-cell>
          <table:table-cell table:style-name="ce2" office:value-type="float" office:value="413" calcext:value-type="float">
            <text:p>413.00</text:p>
          </table:table-cell>
          <table:table-cell table:style-name="ce2" table:formula="of:=[.H16]/[.$P$2]" office:value-type="float" office:value="43473.6842105263" calcext:value-type="float">
            <text:p>43473.68</text:p>
          </table:table-cell>
          <table:table-cell table:style-name="ce2" table:formula="of:=20*LOG10([.I16])" office:value-type="float" office:value="92.7645289273511" calcext:value-type="float">
            <text:p>92.76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V_B1</text:p>
          </table:table-cell>
          <table:table-cell table:formula="of:=V_CC*R_B2/(R_B1+R_B2)" office:value-type="float" office:value="1.3006993006993" calcext:value-type="float">
            <text:p>1.3006993006993</text:p>
          </table:table-cell>
        </table:table-row>
        <table:table-row table:style-name="ro1">
          <table:table-cell table:style-name="ce2" office:value-type="float" office:value="700" calcext:value-type="float">
            <text:p>700.00</text:p>
          </table:table-cell>
          <table:table-cell table:style-name="ce2" office:value-type="float" office:value="85" calcext:value-type="float">
            <text:p>85.00</text:p>
          </table:table-cell>
          <table:table-cell table:style-name="ce2" table:formula="of:=[.B17]/[.$N$2]" office:value-type="float" office:value="58219.1780821918" calcext:value-type="float">
            <text:p>58219.18</text:p>
          </table:table-cell>
          <table:table-cell table:style-name="ce2" table:formula="of:=20*LOG10([.C17])" office:value-type="float" office:value="95.3013213985971" calcext:value-type="float">
            <text:p>95.30</text:p>
          </table:table-cell>
          <table:table-cell table:style-name="ce2" office:value-type="float" office:value="356" calcext:value-type="float">
            <text:p>356.00</text:p>
          </table:table-cell>
          <table:table-cell table:style-name="ce2" table:formula="of:=[.E17]/[.$O$2]" office:value-type="float" office:value="22250" calcext:value-type="float">
            <text:p>22250.00</text:p>
          </table:table-cell>
          <table:table-cell table:style-name="ce2" table:formula="of:=20*LOG10([.F17])" office:value-type="float" office:value="86.946600306339" calcext:value-type="float">
            <text:p>86.95</text:p>
          </table:table-cell>
          <table:table-cell table:style-name="ce2" office:value-type="float" office:value="365" calcext:value-type="float">
            <text:p>365.00</text:p>
          </table:table-cell>
          <table:table-cell table:style-name="ce2" table:formula="of:=[.H17]/[.$P$2]" office:value-type="float" office:value="38421.052631579" calcext:value-type="float">
            <text:p>38421.05</text:p>
          </table:table-cell>
          <table:table-cell table:style-name="ce2" table:formula="of:=20*LOG10([.I17])" office:value-type="float" office:value="91.6913851833525" calcext:value-type="float">
            <text:p>91.69</text:p>
          </table:table-cell>
          <table:table-cell table:number-columns-repeated="2"/>
          <table:table-cell office:value-type="string" calcext:value-type="string">
            <text:p>C_u1,2</text:p>
          </table:table-cell>
          <table:table-cell table:style-name="ce4" office:value-type="float" office:value="0.0000000000045" calcext:value-type="float">
            <text:p>4.50E-12</text:p>
          </table:table-cell>
          <table:table-cell/>
          <table:table-cell office:value-type="string" calcext:value-type="string">
            <text:p>I_C1</text:p>
          </table:table-cell>
          <table:table-cell table:formula="of:=(V_B1-0.7)/R_E1" office:value-type="float" office:value="0.00107267732267732" calcext:value-type="float">
            <text:p>0.00107267732267732</text:p>
          </table:table-cell>
        </table:table-row>
        <table:table-row table:style-name="ro1">
          <table:table-cell table:style-name="ce2" office:value-type="float" office:value="1000" calcext:value-type="float">
            <text:p>1000.00</text:p>
          </table:table-cell>
          <table:table-cell table:style-name="ce2" office:value-type="float" office:value="60.5" calcext:value-type="float">
            <text:p>60.50</text:p>
          </table:table-cell>
          <table:table-cell table:style-name="ce2" table:formula="of:=[.B18]/[.$N$2]" office:value-type="float" office:value="41438.3561643836" calcext:value-type="float">
            <text:p>41438.36</text:p>
          </table:table-cell>
          <table:table-cell table:style-name="ce2" table:formula="of:=20*LOG10([.C18])" office:value-type="float" office:value="92.3480503773606" calcext:value-type="float">
            <text:p>92.35</text:p>
          </table:table-cell>
          <table:table-cell table:style-name="ce2" office:value-type="float" office:value="346" calcext:value-type="float">
            <text:p>346.00</text:p>
          </table:table-cell>
          <table:table-cell table:style-name="ce2" table:formula="of:=[.E18]/[.$O$2]" office:value-type="float" office:value="21625" calcext:value-type="float">
            <text:p>21625.00</text:p>
          </table:table-cell>
          <table:table-cell table:style-name="ce2" table:formula="of:=20*LOG10([.F18])" office:value-type="float" office:value="86.699122322737" calcext:value-type="float">
            <text:p>86.70</text:p>
          </table:table-cell>
          <table:table-cell table:style-name="ce2" office:value-type="float" office:value="316" calcext:value-type="float">
            <text:p>316.00</text:p>
          </table:table-cell>
          <table:table-cell table:style-name="ce2" table:formula="of:=[.H18]/[.$P$2]" office:value-type="float" office:value="33263.1578947368" calcext:value-type="float">
            <text:p>33263.16</text:p>
          </table:table-cell>
          <table:table-cell table:style-name="ce2" table:formula="of:=20*LOG10([.I18])" office:value-type="float" office:value="90.4392695465911" calcext:value-type="float">
            <text:p>90.44</text:p>
          </table:table-cell>
          <table:table-cell table:number-columns-repeated="2"/>
          <table:table-cell office:value-type="string" calcext:value-type="string">
            <text:p>f_T1,2</text:p>
          </table:table-cell>
          <table:table-cell table:style-name="ce4" office:value-type="float" office:value="150000000" calcext:value-type="float">
            <text:p>1.50E+08</text:p>
          </table:table-cell>
          <table:table-cell/>
          <table:table-cell office:value-type="string" calcext:value-type="string">
            <text:p>V_CE1</text:p>
          </table:table-cell>
          <table:table-cell table:formula="of:=V_CC-(R_C1+R_E1)*I_C1" office:value-type="float" office:value="2.60334665334666" calcext:value-type="float">
            <text:p>2.60334665334666</text:p>
          </table:table-cell>
        </table:table-row>
        <table:table-row table:style-name="ro1">
          <table:table-cell table:style-name="ce2" office:value-type="float" office:value="2000" calcext:value-type="float">
            <text:p>2000.00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table:formula="of:=[.B19]/[.$N$2]" office:value-type="float" office:value="21575.3424657534" calcext:value-type="float">
            <text:p>21575.34</text:p>
          </table:table-cell>
          <table:table-cell table:style-name="ce2" table:formula="of:=20*LOG10([.C19])" office:value-type="float" office:value="86.6791539601033" calcext:value-type="float">
            <text:p>86.68</text:p>
          </table:table-cell>
          <table:table-cell table:style-name="ce2" office:value-type="float" office:value="274" calcext:value-type="float">
            <text:p>274.00</text:p>
          </table:table-cell>
          <table:table-cell table:style-name="ce2" table:formula="of:=[.E19]/[.$O$2]" office:value-type="float" office:value="17125" calcext:value-type="float">
            <text:p>17125.00</text:p>
          </table:table-cell>
          <table:table-cell table:style-name="ce2" table:formula="of:=20*LOG10([.F19])" office:value-type="float" office:value="84.6726116032893" calcext:value-type="float">
            <text:p>84.67</text:p>
          </table:table-cell>
          <table:table-cell table:style-name="ce2" office:value-type="float" office:value="203" calcext:value-type="float">
            <text:p>203.00</text:p>
          </table:table-cell>
          <table:table-cell table:style-name="ce2" table:formula="of:=[.H19]/[.$P$2]" office:value-type="float" office:value="21368.4210526316" calcext:value-type="float">
            <text:p>21368.42</text:p>
          </table:table-cell>
          <table:table-cell table:style-name="ce2" table:formula="of:=20*LOG10([.I19])" office:value-type="float" office:value="86.5954486524873" calcext:value-type="float">
            <text:p>86.60</text:p>
          </table:table-cell>
          <table:table-cell table:number-columns-repeated="2"/>
          <table:table-cell office:value-type="string" calcext:value-type="string">
            <text:p>V_C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_B2</text:p>
          </table:table-cell>
          <table:table-cell table:formula="of:=V_CC-R_C1*I_C1" office:value-type="float" office:value="3.20404595404596" calcext:value-type="float">
            <text:p>3.2040459540459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_B1</text:p>
          </table:table-cell>
          <table:table-cell table:style-name="ce4" office:value-type="float" office:value="51000" calcext:value-type="float">
            <text:p>5.10E+04</text:p>
          </table:table-cell>
          <table:table-cell/>
          <table:table-cell office:value-type="string" calcext:value-type="string">
            <text:p>I_C2</text:p>
          </table:table-cell>
          <table:table-cell table:style-name="ce5" table:formula="of:=(V_B2-0.7)/R_E2" office:value-type="float" office:value="0.00208670496170496" calcext:value-type="float">
            <text:p>0.0020867049617049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_B2</text:p>
          </table:table-cell>
          <table:table-cell table:style-name="ce4" office:value-type="float" office:value="6200" calcext:value-type="float">
            <text:p>6.20E+03</text:p>
          </table:table-cell>
          <table:table-cell/>
          <table:table-cell office:value-type="string" calcext:value-type="string">
            <text:p>V_CE2</text:p>
          </table:table-cell>
          <table:table-cell table:formula="of:=SUM(V_CC;-PRODUCT(SUM(R_C2;R_E2);I_C2))" office:value-type="float" office:value="4.90520313020313" calcext:value-type="float">
            <text:p>4.9052031302031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_C1</text:p>
          </table:table-cell>
          <table:table-cell table:style-name="ce4" office:value-type="float" office:value="8200" calcext:value-type="float">
            <text:p>8.20E+0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_C2</text:p>
          </table:table-cell>
          <table:table-cell table:style-name="ce4" office:value-type="float" office:value="2200" calcext:value-type="float">
            <text:p>2.20E+03</text:p>
          </table:table-cell>
          <table:table-cell/>
          <table:table-cell office:value-type="string" calcext:value-type="string">
            <text:p>g_m1</text:p>
          </table:table-cell>
          <table:table-cell table:formula="of:=I_C1/V_T" office:value-type="float" office:value="0.0429070929070929" calcext:value-type="float">
            <text:p>0.042907092907092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_E1</text:p>
          </table:table-cell>
          <table:table-cell table:style-name="ce4" office:value-type="float" office:value="560" calcext:value-type="float">
            <text:p>5.60E+02</text:p>
          </table:table-cell>
          <table:table-cell/>
          <table:table-cell office:value-type="string" calcext:value-type="string">
            <text:p>g_m2</text:p>
          </table:table-cell>
          <table:table-cell table:formula="of:=I_C2/V_T" office:value-type="float" office:value="0.0834681984681985" calcext:value-type="float">
            <text:p>0.083468198468198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_E2</text:p>
          </table:table-cell>
          <table:table-cell table:style-name="ce4" office:value-type="float" office:value="1200" calcext:value-type="float">
            <text:p>1.20E+03</text:p>
          </table:table-cell>
          <table:table-cell/>
          <table:table-cell office:value-type="string" calcext:value-type="string">
            <text:p>r_pi1</text:p>
          </table:table-cell>
          <table:table-cell table:formula="of:=beta/g_m1" office:value-type="float" office:value="4661.23399301514" calcext:value-type="float">
            <text:p>4661.23399301514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C</text:p>
          </table:table-cell>
          <table:covered-table-cell table:number-columns-repeated="2" table:style-name="ce1"/>
          <table:table-cell table:number-columns-repeated="2"/>
          <table:table-cell office:value-type="string" calcext:value-type="string">
            <text:p>R_L</text:p>
          </table:table-cell>
          <table:table-cell table:style-name="ce4" office:value-type="float" office:value="5100" calcext:value-type="float">
            <text:p>5.10E+03</text:p>
          </table:table-cell>
          <table:table-cell/>
          <table:table-cell office:value-type="string" calcext:value-type="string">
            <text:p>r_pi2</text:p>
          </table:table-cell>
          <table:table-cell table:formula="of:=beta/g_m2" office:value-type="float" office:value="2396.12215994095" calcext:value-type="float">
            <text:p>2396.12215994095</text:p>
          </table:table-cell>
        </table:table-row>
        <table:table-row table:style-name="ro1">
          <table:table-cell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number-columns-repeated="2"/>
          <table:table-cell office:value-type="string" calcext:value-type="string">
            <text:p>R_FB</text:p>
          </table:table-cell>
          <table:table-cell table:style-name="ce4" office:value-type="float" office:value="18000" calcext:value-type="float">
            <text:p>1.80E+04</text:p>
          </table:table-cell>
          <table:table-cell/>
          <table:table-cell office:value-type="string" calcext:value-type="string">
            <text:p>alfa</text:p>
          </table:table-cell>
          <table:table-cell table:formula="of:=beta/(beta+1)" office:value-type="float" office:value="0.995024875621891" calcext:value-type="float">
            <text:p>0.995024875621891</text:p>
          </table:table-cell>
        </table:table-row>
        <table:table-row table:style-name="ro1">
          <table:table-cell table:style-name="ce1" office:value-type="string" calcext:value-type="string">
            <text:p>R_in</text:p>
          </table:table-cell>
          <table:table-cell table:style-name="ce9" table:formula="of:=HARMEAN(R_B1; R_B2; PRODUCT(SUM(r__e1; R_E1); SUM(beta; 1)))/3" office:value-type="float" office:value="5279.02153995978" calcext:value-type="float">
            <text:p>5.28E+03</text:p>
          </table:table-cell>
          <table:table-cell table:style-name="ce9" table:formula="of:=([.N$4]/([.N$3]-[.N$4])*[.$N$29])-[.$N$31]" office:value-type="float" office:value="3836.87943262412" calcext:value-type="float">
            <text:p>3.84E+03</text:p>
          </table:table-cell>
          <table:table-cell table:style-name="ce12" table:formula="of:=([.B28]-[.C28])/[.B28]" office:value-type="percentage" office:value="0.273183599729476" calcext:value-type="percentage">
            <text:p>27%</text:p>
          </table:table-cell>
          <table:table-cell table:style-name="ce9" table:formula="of:=[.$Q$59]" office:value-type="float" office:value="5523.61800658104" calcext:value-type="float">
            <text:p>5.52E+03</text:p>
          </table:table-cell>
          <table:table-cell table:style-name="ce9" table:formula="of:=([.O$4]/([.O$3]-[.O$4])*[.$N$29])-[.$N$31]" office:value-type="float" office:value="14935.4838709677" calcext:value-type="float">
            <text:p>14.94E+03</text:p>
          </table:table-cell>
          <table:table-cell table:style-name="ce12" table:formula="of:=([.E28]-[.F28])/[.E28]" office:value-type="percentage" office:value="-1.7039313459354" calcext:value-type="percentage">
            <text:p>-170%</text:p>
          </table:table-cell>
          <table:table-cell table:style-name="ce9" table:formula="of:=[.$Q$60]" office:value-type="float" office:value="5520.33971056565" calcext:value-type="float">
            <text:p>5.52E+03</text:p>
          </table:table-cell>
          <table:table-cell table:style-name="ce9" table:formula="of:=([.P$4]/([.P$3]-[.P$4])*[.$N$29])-[.$N$31]" office:value-type="float" office:value="5490.56603773585" calcext:value-type="float">
            <text:p>5.49E+03</text:p>
          </table:table-cell>
          <table:table-cell table:style-name="ce12" table:formula="of:=([.H28]-[.I28])/[.H28]" office:value-type="percentage" office:value="0.00539344938732875" calcext:value-type="percentage">
            <text:p>1%</text:p>
          </table:table-cell>
          <table:table-cell table:number-columns-repeated="2"/>
          <table:table-cell office:value-type="string" calcext:value-type="string">
            <text:p>R_FC</text:p>
          </table:table-cell>
          <table:table-cell table:style-name="ce4" office:value-type="float" office:value="36000" calcext:value-type="float">
            <text:p>3.60E+04</text:p>
          </table:table-cell>
          <table:table-cell/>
          <table:table-cell office:value-type="string" calcext:value-type="string">
            <text:p>r__e1</text:p>
          </table:table-cell>
          <table:table-cell table:formula="of:=r_pi1/(beta+1)" office:value-type="float" office:value="23.1902188707221" calcext:value-type="float">
            <text:p>23.1902188707221</text:p>
          </table:table-cell>
        </table:table-row>
        <table:table-row table:style-name="ro1">
          <table:table-cell table:style-name="ce1" office:value-type="string" calcext:value-type="string">
            <text:p>R_out</text:p>
          </table:table-cell>
          <table:table-cell table:style-name="ce9" table:formula="of:=R_C2" office:value-type="float" office:value="2200" calcext:value-type="float">
            <text:p>2.20E+03</text:p>
          </table:table-cell>
          <table:table-cell table:style-name="ce9" table:formula="of:=([.$N$26]*[.$N$31])/(([.$N$26]*[.N$5])/([.N$3]-[.N$5])-[.$N$31])" office:value-type="float" office:value="2637.93103448276" calcext:value-type="float">
            <text:p>2.64E+03</text:p>
          </table:table-cell>
          <table:table-cell table:style-name="ce12" table:formula="of:=([.B29]-[.C29])/[.B29]" office:value-type="percentage" office:value="-0.199059561128527" calcext:value-type="percentage">
            <text:p>-20%</text:p>
          </table:table-cell>
          <table:table-cell table:style-name="ce9" table:formula="of:=[.$Q$68]" office:value-type="float" office:value="70.5851321993007" calcext:value-type="float">
            <text:p>70.59E+00</text:p>
          </table:table-cell>
          <table:table-cell table:style-name="ce9" table:formula="of:=([.$N$26]*[.$N$31])/(([.$N$26]*[.O$5])/([.O$3]-[.O$5])-[.$N$31])" office:value-type="float" office:value="154.238166051229" calcext:value-type="float">
            <text:p>154.24E+00</text:p>
          </table:table-cell>
          <table:table-cell table:style-name="ce12" table:formula="of:=([.E29]-[.F29])/[.E29]" office:value-type="percentage" office:value="-1.18513674545129" calcext:value-type="percentage">
            <text:p>-119%</text:p>
          </table:table-cell>
          <table:table-cell table:style-name="ce9" table:formula="of:=[.$Q$69]" office:value-type="float" office:value="132.064559839538" calcext:value-type="float">
            <text:p>132.06E+00</text:p>
          </table:table-cell>
          <table:table-cell table:style-name="ce9" table:formula="of:=([.$N$26]*[.$N$31])/(([.$N$26]*[.P$5])/([.P$3]-[.P$5])-[.$N$31])" office:value-type="float" office:value="233.006463115668" calcext:value-type="float">
            <text:p>233.01E+00</text:p>
          </table:table-cell>
          <table:table-cell table:style-name="ce12" table:formula="of:=([.H29]-[.I29])/[.H29]" office:value-type="percentage" office:value="-0.764337558833168" calcext:value-type="percentage">
            <text:p>-76%</text:p>
          </table:table-cell>
          <table:table-cell table:number-columns-repeated="2"/>
          <table:table-cell office:value-type="string" calcext:value-type="string">
            <text:p>R_S’’</text:p>
          </table:table-cell>
          <table:table-cell table:style-name="ce4" office:value-type="float" office:value="2000" calcext:value-type="float">
            <text:p>2.00E+03</text:p>
          </table:table-cell>
          <table:table-cell/>
          <table:table-cell office:value-type="string" calcext:value-type="string">
            <text:p>r__e2</text:p>
          </table:table-cell>
          <table:table-cell table:formula="of:=r_pi2/(beta+1)" office:value-type="float" office:value="11.9210057708505" calcext:value-type="float">
            <text:p>11.9210057708505</text:p>
          </table:table-cell>
        </table:table-row>
        <table:table-row table:style-name="ro1">
          <table:table-cell table:style-name="ce1" office:value-type="string" calcext:value-type="string">
            <text:p>f_L3dB</text:p>
          </table:table-cell>
          <table:table-cell table:style-name="ce9" table:formula="of:=PRODUCT(1/PRODUCT(2; PI()); SQRT(SUM(1/POWER(tau_L1; 2); 1/POWER(tau_L2; 2); 1/POWER(tau_L3; 2))))" office:value-type="float" office:value="4634.81387638313" calcext:value-type="float">
            <text:p>4.63E+03</text:p>
          </table:table-cell>
          <table:table-cell table:style-name="ce9" table:formula="of:=[.$N$6]" office:value-type="float" office:value="5940" calcext:value-type="float">
            <text:p>5.94E+03</text:p>
          </table:table-cell>
          <table:table-cell table:style-name="ce12" table:formula="of:=([.B30]-[.C30])/[.B30]" office:value-type="percentage" office:value="-0.281604862337081" calcext:value-type="percentage">
            <text:p>-28%</text:p>
          </table:table-cell>
          <table:table-cell table:style-name="ce9" table:formula="of:=PRODUCT(1/PRODUCT(2; PI()); SQRT(SUM(1/POWER(tau_L1; 2); 1/POWER(tau_L2; 2); 1/POWER(tau_L3; 2))))" office:value-type="float" office:value="4634.81387638313" calcext:value-type="float">
            <text:p>4.63E+03</text:p>
          </table:table-cell>
          <table:table-cell table:style-name="ce9" table:formula="of:=[.$O$6]" office:value-type="float" office:value="4480" calcext:value-type="float">
            <text:p>4.48E+03</text:p>
          </table:table-cell>
          <table:table-cell table:style-name="ce12" table:formula="of:=([.E30]-[.F30])/[.E30]" office:value-type="percentage" office:value="0.0334023933888679" calcext:value-type="percentage">
            <text:p>3%</text:p>
          </table:table-cell>
          <table:table-cell table:style-name="ce9" table:formula="of:=PRODUCT(1/PRODUCT(2; PI()); SQRT(SUM(1/POWER(tau_L1; 2); 1/POWER(tau_L2; 2); 1/POWER(tau_L3; 2))))" office:value-type="float" office:value="4634.81387638313" calcext:value-type="float">
            <text:p>4.63E+03</text:p>
          </table:table-cell>
          <table:table-cell table:style-name="ce9" table:formula="of:=[.$P$6]" office:value-type="float" office:value="855" calcext:value-type="float">
            <text:p>855.00E+00</text:p>
          </table:table-cell>
          <table:table-cell table:style-name="ce12" table:formula="of:=([.H30]-[.I30])/[.H30]" office:value-type="percentage" office:value="0.81552657284542" calcext:value-type="percentage">
            <text:p>82%</text:p>
          </table:table-cell>
          <table:table-cell table:number-columns-repeated="2"/>
          <table:table-cell office:value-type="string" calcext:value-type="string">
            <text:p>R_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_pi1</text:p>
          </table:table-cell>
          <table:table-cell table:formula="of:=g_m1/PRODUCT(2; PI(); f_T1_2)-C_u1_2" office:value-type="float" office:value="0.0000000000410258395324469" calcext:value-type="float">
            <text:p>4.10258395324469E-11</text:p>
          </table:table-cell>
        </table:table-row>
        <table:table-row table:style-name="ro1">
          <table:table-cell table:style-name="ce1" office:value-type="string" calcext:value-type="string">
            <text:p>f_H3dB</text:p>
          </table:table-cell>
          <table:table-cell table:style-name="ce11" table:formula="of:=1/PRODUCT(2; PI(); SQRT(SUMSQ(tau_H1; tau_H2; tau_H3; tau_H4)))" office:value-type="float" office:value="127753.969912128" calcext:value-type="float">
            <text:p>127.75E+03</text:p>
          </table:table-cell>
          <table:table-cell table:style-name="ce9" table:formula="of:=[.$N$7]" office:value-type="float" office:value="90780" calcext:value-type="float">
            <text:p>90.78E+03</text:p>
          </table:table-cell>
          <table:table-cell table:style-name="ce12" table:formula="of:=([.B31]-[.C31])/[.B31]" office:value-type="percentage" office:value="0.289415428245086" calcext:value-type="percentage">
            <text:p>29%</text:p>
          </table:table-cell>
          <table:table-cell table:style-name="ce11" table:formula="of:=1/PRODUCT(2; PI(); SQRT(SUMSQ(tau_H1; tau_H2; tau_H3; tau_H4)))" office:value-type="float" office:value="127753.969912128" calcext:value-type="float">
            <text:p>127.75E+03</text:p>
          </table:table-cell>
          <table:table-cell table:style-name="ce9" table:formula="of:=[.$O$7]" office:value-type="float" office:value="1846000" calcext:value-type="float">
            <text:p>1.85E+06</text:p>
          </table:table-cell>
          <table:table-cell table:style-name="ce12" table:formula="of:=([.E31]-[.F31])/[.E31]" office:value-type="percentage" office:value="-13.4496488153731" calcext:value-type="percentage">
            <text:p>-1345%</text:p>
          </table:table-cell>
          <table:table-cell table:style-name="ce11" table:formula="of:=1/PRODUCT(2; PI(); SQRT(SUMSQ(tau_H1; tau_H2; tau_H3; tau_H4)))" office:value-type="float" office:value="127753.969912128" calcext:value-type="float">
            <text:p>127.75E+03</text:p>
          </table:table-cell>
          <table:table-cell table:style-name="ce9" table:formula="of:=[.$P$7]" office:value-type="float" office:value="990500" calcext:value-type="float">
            <text:p>990.50E+03</text:p>
          </table:table-cell>
          <table:table-cell table:style-name="ce12" table:formula="of:=([.H31]-[.I31])/[.H31]" office:value-type="percentage" office:value="-6.75318372244154" calcext:value-type="percentage">
            <text:p>-675%</text:p>
          </table:table-cell>
          <table:table-cell table:number-columns-repeated="2"/>
          <table:table-cell office:value-type="string" calcext:value-type="string">
            <text:p>R_L’’</text:p>
          </table:table-cell>
          <table:table-cell table:style-name="ce4" office:value-type="float" office:value="1000" calcext:value-type="float">
            <text:p>1.00E+03</text:p>
          </table:table-cell>
          <table:table-cell/>
          <table:table-cell office:value-type="string" calcext:value-type="string">
            <text:p>C_pi2</text:p>
          </table:table-cell>
          <table:table-cell table:formula="of:=g_m2/PRODUCT(2; PI(); f_T1_2)-C_u1_2" office:value-type="float" office:value="0.0000000000840625091812611" calcext:value-type="float">
            <text:p>8.40625091812611E-11</text:p>
          </table:table-cell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office:value-type="string" calcext:value-type="string">
            <text:p>C_C1,2</text:p>
          </table:table-cell>
          <table:table-cell table:style-name="ce4" office:value-type="float" office:value="0.0000068" calcext:value-type="float">
            <text:p>6.8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U(f_0)</text:p>
          </table:table-cell>
          <table:table-cell table:style-name="ce2" table:formula="of:=PRODUCT(g_m2;HARMEAN(R_C2;R_L)/2;alfa;HARMEAN(R_C1;r_pi2)/2;[.B28];1/SUM(R_E1;r__e1);1/SUM([.B28];R_S))" office:value-type="float" office:value="341.233810796464" calcext:value-type="float">
            <text:p>341.23</text:p>
          </table:table-cell>
          <table:table-cell office:value-type="float" office:value="332" calcext:value-type="float">
            <text:p>332</text:p>
          </table:table-cell>
          <table:table-cell table:style-name="ce12" table:formula="of:=([.B33]-[.C33])/[.B33]" office:value-type="percentage" office:value="0.0270600699705331" calcext:value-type="percentage">
            <text:p>3%</text:p>
          </table:table-cell>
          <table:table-cell table:style-name="ce2" table:formula="of:=A_prim_B/(1+A_prim_B*B_B)" office:value-type="float" office:value="32.600986811003" calcext:value-type="float">
            <text:p>32.60</text:p>
          </table:table-cell>
          <table:table-cell office:value-type="float" office:value="25.3" calcext:value-type="float">
            <text:p>25.3</text:p>
          </table:table-cell>
          <table:table-cell table:style-name="ce12" table:formula="of:=([.E33]-[.F33])/[.E33]" office:value-type="percentage" office:value="0.223949871619802" calcext:value-type="percentage">
            <text:p>22%</text:p>
          </table:table-cell>
          <table:table-cell table:style-name="ce2" table:formula="of:=A_prim_C/(1+A_prim_C*B_C)" office:value-type="float" office:value="63.3864092778688" calcext:value-type="float">
            <text:p>63.39</text:p>
          </table:table-cell>
          <table:table-cell office:value-type="float" office:value="46.2" calcext:value-type="float">
            <text:p>46.2</text:p>
          </table:table-cell>
          <table:table-cell table:style-name="ce12" table:formula="of:=([.H33]-[.I33])/[.H33]" office:value-type="percentage" office:value="0.271137132922742" calcext:value-type="percentage">
            <text:p>27%</text:p>
          </table:table-cell>
          <table:table-cell table:number-columns-repeated="2"/>
          <table:table-cell office:value-type="string" calcext:value-type="string">
            <text:p>C_E2</text:p>
          </table:table-cell>
          <table:table-cell table:style-name="ce4" office:value-type="float" office:value="0.00000068" calcext:value-type="float">
            <text:p>6.80E-07</text:p>
          </table:table-cell>
          <table:table-cell/>
          <table:table-cell office:value-type="string" calcext:value-type="string">
            <text:p>C_Mi1</text:p>
          </table:table-cell>
          <table:table-cell table:style-name="ce13" table:formula="of:=PRODUCT(C_u1_2; SUM(1; (HARMEAN(R_C1;r_pi2)/2)/(SUM(R_E1;r__e1))))" office:value-type="float" office:value="0.0000000000188079737197898" calcext:value-type="float">
            <text:p>1.88E-1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_T</text:p>
          </table:table-cell>
          <table:table-cell table:style-name="ce4" office:value-type="float" office:value="0.025" calcext:value-type="float">
            <text:p>2.50E-02</text:p>
          </table:table-cell>
          <table:table-cell/>
          <table:table-cell office:value-type="string" calcext:value-type="string">
            <text:p>C_Mo1</text:p>
          </table:table-cell>
          <table:table-cell table:style-name="ce4" table:formula="of:=PRODUCT(C_u1_2; SUM(1; SUM(r__e1;R_E1)/(HARMEAN(R_C1; r_pi2)/2)))" office:value-type="float" office:value="0.00000000000591529474379671" calcext:value-type="float">
            <text:p>5.92E-12</text:p>
          </table:table-cell>
        </table:table-row>
        <table:table-row table:style-name="ro1">
          <table:table-cell table:number-columns-repeated="12"/>
          <table:table-cell table:style-name="ce10"/>
          <table:table-cell table:number-columns-repeated="2"/>
          <table:table-cell office:value-type="string" calcext:value-type="string">
            <text:p>C_Mi2</text:p>
          </table:table-cell>
          <table:table-cell table:style-name="ce4" table:formula="of:=PRODUCT(C_u1_2; SUM(1; PRODUCT(g_m2; HARMEAN(R_C2; R_L)/2)))" office:value-type="float" office:value="0.00000000058180264940539" calcext:value-type="float">
            <text:p>5.82E-1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_Mo2</text:p>
          </table:table-cell>
          <table:table-cell table:style-name="ce4" table:formula="of:=PRODUCT(C_u1_2; SUM(1; 1/PRODUCT(g_m2; HARMEAN(R_C2; R_L)/2)))" office:value-type="float" office:value="0.00000000000453507692199379" calcext:value-type="float">
            <text:p>4.54E-1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tau_H1</text:p>
          </table:table-cell>
          <table:table-cell table:style-name="ce4" table:formula="of:=PRODUCT(C_Mi1; HARMEAN(R_B1; R_B2; R_S; PRODUCT(SUM(R_E1;r__e1); SUM(beta+1)))/4)" office:value-type="float" office:value="0.000000015812606750574" calcext:value-type="float">
            <text:p>1.58E-0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u_H2</text:p>
          </table:table-cell>
          <table:table-cell table:formula="of:=PRODUCT(C_pi1; HARMEAN(r_pi1; SUM(HARMEAN(R_S;R_B1; R_B2)/3; R_E1)/SUM(1; PRODUCT(g_m1; R_E1)))/2)" office:value-type="float" office:value="0.00000000227857011203969" calcext:value-type="float">
            <text:p>2.27857011203969E-0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u_H3</text:p>
          </table:table-cell>
          <table:table-cell table:formula="of:=PRODUCT(SUM(C_Mo1;C_Mi2; C_pi2);HARMEAN(R_C1; r_pi2)/2)" office:value-type="float" office:value="0.00000124567060040045" calcext:value-type="float">
            <text:p>1.24567060040045E-0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u_H4</text:p>
          </table:table-cell>
          <table:table-cell table:style-name="ce4" table:formula="of:=PRODUCT(C_Mo2; HARMEAN(R_C2; R_L)/2)" office:value-type="float" office:value="0.00000000697035110476305" calcext:value-type="float">
            <text:p>6.97E-0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tau_L1</text:p>
          </table:table-cell>
          <table:table-cell table:style-name="ce4" table:formula="of:=PRODUCT(C_C1_2;SUM(R_S;HARMEAN(R_B1;R_B2;SUM(PRODUCT(SUM(beta;1);R_E1)))/3))" office:value-type="float" office:value="0.0426305248309604" calcext:value-type="float">
            <text:p>4.26E-0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u_L2</text:p>
          </table:table-cell>
          <table:table-cell table:style-name="ce4" table:formula="of:=PRODUCT(C_E2; HARMEAN(R_E2; SUM(r_pi2; R_C1)/SUM(beta; 1))/2)" office:value-type="float" office:value="0.0000343390343280172" calcext:value-type="float">
            <text:p>3.43E-0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u_L3</text:p>
          </table:table-cell>
          <table:table-cell table:style-name="ce4" table:formula="of:=PRODUCT(C_C1_2; SUM(R_C2; R_L))" office:value-type="float" office:value="0.04964" calcext:value-type="float">
            <text:p>4.96E-0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S_prim</text:p>
          </table:table-cell>
          <table:table-cell table:formula="of:=HARMEAN(R_B1;R_B2;R_S)/3" office:value-type="float" office:value="846.813069094805" calcext:value-type="float">
            <text:p>846.81306909480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_prim_B</text:p>
          </table:table-cell>
          <table:table-cell table:formula="of:=PRODUCT(g_m2;HARMEAN(R_C2;R_L;SUM(R_E1;R_FB)/3);PRODUCT(alfa;HARMEAN(R_C1;r_pi2)/SUM(r__e1;HARMEAN(R_E1;R_FB)/2));PRODUCT(SUM(r__e1;HARMEAN(R_E1;R_FB)/2);beta+1)/SUM(PRODUCT(SUM(r__e1;HARMEAN(R_E1;R_FB)/2);SUM(beta;1));R_S_prim))" office:value-type="float" office:value="1994.0007508734" calcext:value-type="float">
            <text:p>1994.000750873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_B</text:p>
          </table:table-cell>
          <table:table-cell table:formula="of:=R_E1/SUM(R_E1;R_FB)" office:value-type="float" office:value="0.0301724137931035" calcext:value-type="float">
            <text:p>0.030172413793103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A_prim_C</text:p>
          </table:table-cell>
          <table:table-cell table:formula="of:=PRODUCT(g_m2;HARMEAN(R_C2;R_L;SUM(R_E1;R_FC)/3);PRODUCT(alfa;HARMEAN(R_C1;r_pi2)/SUM(r__e1;HARMEAN(R_E1;R_FC)/2));PRODUCT(SUM(r__e1;HARMEAN(R_E1;R_FC)/2);beta+1)/SUM(PRODUCT(SUM(r__e1;HARMEAN(R_E1;R_FC)/2);SUM(beta;1));R_S_prim))" office:value-type="float" office:value="2178.81119073477" calcext:value-type="float">
            <text:p>2178.8111907347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_C</text:p>
          </table:table-cell>
          <table:table-cell table:formula="of:=R_E1/SUM(R_E1;R_FC)" office:value-type="float" office:value="0.0153172866520788" calcext:value-type="float">
            <text:p>0.015317286652078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R_i_B</text:p>
          </table:table-cell>
          <table:table-cell table:style-name="ce9" table:formula="of:=SUM(R_S_prim;PRODUCT(SUM(beta;1);SUM(r__e1;HARMEAN(R_E1;R_FB)/2)))" office:value-type="float" office:value="114671.840165558" calcext:value-type="float">
            <text:p>114.67E+0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i_C</text:p>
          </table:table-cell>
          <table:table-cell table:style-name="ce9" table:formula="of:=SUM(R_S_prim;PRODUCT(SUM(beta;1);SUM(r__e1;HARMEAN(R_E1;R_FC)/2)))" office:value-type="float" office:value="116343.933276552" calcext:value-type="float">
            <text:p>116.34E+03</text:p>
          </table:table-cell>
        </table:table-row>
        <table:table-row table:style-name="ro1">
          <table:table-cell table:number-columns-repeated="16"/>
          <table:table-cell table:style-name="ce9"/>
        </table:table-row>
        <table:table-row table:style-name="ro1">
          <table:table-cell table:number-columns-repeated="15"/>
          <table:table-cell office:value-type="string" calcext:value-type="string">
            <text:p>R_if_B</text:p>
          </table:table-cell>
          <table:table-cell table:style-name="ce9" table:formula="of:=PRODUCT(R_i_B;SUM(1;PRODUCT(A_prim_B;B_B)))" office:value-type="float" office:value="7013767.30464444" calcext:value-type="float">
            <text:p>7.01E+0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if_C</text:p>
          </table:table-cell>
          <table:table-cell table:style-name="ce9" table:formula="of:=PRODUCT(R_i_C;SUM(1;PRODUCT(A_prim_C;B_C)))" office:value-type="float" office:value="3999145.34811103" calcext:value-type="float">
            <text:p>4.00E+06</text:p>
          </table:table-cell>
        </table:table-row>
        <table:table-row table:style-name="ro1">
          <table:table-cell table:number-columns-repeated="16"/>
          <table:table-cell table:style-name="ce9"/>
        </table:table-row>
        <table:table-row table:style-name="ro1">
          <table:table-cell table:number-columns-repeated="15"/>
          <table:table-cell office:value-type="string" calcext:value-type="string">
            <text:p>R_in_B</text:p>
          </table:table-cell>
          <table:table-cell table:style-name="ce9" table:formula="of:=HARMEAN((R_if_B-R_S_prim);R_B1;R_B2)/3" office:value-type="float" office:value="5523.61800658104" calcext:value-type="float">
            <text:p>5.52E+0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in_C</text:p>
          </table:table-cell>
          <table:table-cell table:style-name="ce9" table:formula="of:=HARMEAN((R_if_C-R_S_prim);R_B1;R_B2)/3" office:value-type="float" office:value="5520.33971056565" calcext:value-type="float">
            <text:p>5.52E+03</text:p>
          </table:table-cell>
        </table:table-row>
        <table:table-row table:style-name="ro1">
          <table:table-cell table:number-columns-repeated="16"/>
          <table:table-cell table:style-name="ce9"/>
        </table:table-row>
        <table:table-row table:style-name="ro1">
          <table:table-cell table:number-columns-repeated="15"/>
          <table:table-cell office:value-type="string" calcext:value-type="string">
            <text:p>R_O_B</text:p>
          </table:table-cell>
          <table:table-cell table:style-name="ce9" table:formula="of:=HARMEAN(R_C2;R_L;SUM(R_E1;R_FB))" office:value-type="float" office:value="4258.31992802029" calcext:value-type="float">
            <text:p>4.26E+0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O_C</text:p>
          </table:table-cell>
          <table:table-cell table:style-name="ce9" table:formula="of:=HARMEAN(R_C2;R_L;SUM(R_E1;R_FC))" office:value-type="float" office:value="4424.93419822515" calcext:value-type="float">
            <text:p>4.42E+03</text:p>
          </table:table-cell>
        </table:table-row>
        <table:table-row table:style-name="ro1">
          <table:table-cell table:number-columns-repeated="16"/>
          <table:table-cell table:style-name="ce9"/>
        </table:table-row>
        <table:table-row table:style-name="ro1">
          <table:table-cell table:number-columns-repeated="15"/>
          <table:table-cell office:value-type="string" calcext:value-type="string">
            <text:p>R_of_B</text:p>
          </table:table-cell>
          <table:table-cell table:style-name="ce9" table:formula="of:=R_O_B/SUM(1;PRODUCT(A_prim_B;B_B))" office:value-type="float" office:value="69.6215544300138" calcext:value-type="float">
            <text:p>69.62E+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of_C</text:p>
          </table:table-cell>
          <table:table-cell table:style-name="ce9" table:formula="of:=R_O_C/SUM(1;PRODUCT(A_prim_C;B_C))" office:value-type="float" office:value="128.731067340328" calcext:value-type="float">
            <text:p>128.73E+00</text:p>
          </table:table-cell>
        </table:table-row>
        <table:table-row table:style-name="ro1">
          <table:table-cell table:number-columns-repeated="16"/>
          <table:table-cell table:style-name="ce9"/>
        </table:table-row>
        <table:table-row table:style-name="ro1">
          <table:table-cell table:number-columns-repeated="15"/>
          <table:table-cell office:value-type="string" calcext:value-type="string">
            <text:p>R_out_B</text:p>
          </table:table-cell>
          <table:table-cell table:style-name="ce9" table:formula="of:=PRODUCT(R_of_B;R_L)/SUM(R_L;-R_of_B)" office:value-type="float" office:value="70.5851321993007" calcext:value-type="float">
            <text:p>70.59E+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R_out_C</text:p>
          </table:table-cell>
          <table:table-cell table:style-name="ce9" table:formula="of:=PRODUCT(R_of_C;R_L)/SUM(R_L;-R_of_C)" office:value-type="float" office:value="132.064559839538" calcext:value-type="float">
            <text:p>132.06E+00</text:p>
          </table:table-cell>
        </table:table-row>
      </table:table>
      <table:named-expressions>
        <table:named-range table:name="alfa" table:base-cell-address="$data.$P$27" table:cell-range-address="$data.$Q$27"/>
        <table:named-range table:name="A_prim_B" table:base-cell-address="$data.$P$47" table:cell-range-address="$data.$Q$47"/>
        <table:named-range table:name="A_prim_C" table:base-cell-address="$data.$P$50" table:cell-range-address="$data.$Q$50"/>
        <table:named-range table:name="beta" table:base-cell-address="$data.$M$16" table:cell-range-address="$data.$N$16"/>
        <table:named-range table:name="B_B" table:base-cell-address="$data.$P$48" table:cell-range-address="$data.$Q$48"/>
        <table:named-range table:name="B_C" table:base-cell-address="$data.$P$49" table:cell-range-address="$data.$Q$51"/>
        <table:named-range table:name="C_C1_2" table:base-cell-address="$data.$M$31" table:cell-range-address="$data.$N$32"/>
        <table:named-range table:name="C_E2" table:base-cell-address="$data.$M$32" table:cell-range-address="$data.$N$33"/>
        <table:named-range table:name="C_Mi1" table:base-cell-address="$data.$P$33" table:cell-range-address="$data.$Q$33"/>
        <table:named-range table:name="C_Mi2" table:base-cell-address="$data.$P$35" table:cell-range-address="$data.$Q$35"/>
        <table:named-range table:name="C_Mo1" table:base-cell-address="$data.$P$34" table:cell-range-address="$data.$Q$34"/>
        <table:named-range table:name="C_Mo2" table:base-cell-address="$data.$P$36" table:cell-range-address="$data.$Q$36"/>
        <table:named-range table:name="C_pi1" table:base-cell-address="$data.$P$30" table:cell-range-address="$data.$Q$30"/>
        <table:named-range table:name="C_pi2" table:base-cell-address="$data.$P$31" table:cell-range-address="$data.$Q$31"/>
        <table:named-range table:name="C_u1_2" table:base-cell-address="$data.$M$17" table:cell-range-address="$data.$N$17"/>
        <table:named-range table:name="f_T1_2" table:base-cell-address="$data.$M$18" table:cell-range-address="$data.$N$18"/>
        <table:named-range table:name="g_m1" table:base-cell-address="$data.$P$23" table:cell-range-address="$data.$Q$23"/>
        <table:named-range table:name="g_m2" table:base-cell-address="$data.$P$24" table:cell-range-address="$data.$Q$24"/>
        <table:named-range table:name="I_C1" table:base-cell-address="$data.$P$17" table:cell-range-address="$data.$Q$17"/>
        <table:named-range table:name="I_C2" table:base-cell-address="$data.$P$20" table:cell-range-address="$data.$Q$20"/>
        <table:named-range table:name="R_B1" table:base-cell-address="$data.$M$20" table:cell-range-address="$data.$N$20"/>
        <table:named-range table:name="R_B2" table:base-cell-address="$data.$M$21" table:cell-range-address="$data.$N$21"/>
        <table:named-range table:name="R_C1" table:base-cell-address="$data.$M$22" table:cell-range-address="$data.$N$22"/>
        <table:named-range table:name="R_C2" table:base-cell-address="$data.$M$23" table:cell-range-address="$data.$N$23"/>
        <table:named-range table:name="R_E1" table:base-cell-address="$data.$M$24" table:cell-range-address="$data.$N$24"/>
        <table:named-range table:name="R_E2" table:base-cell-address="$data.$M$25" table:cell-range-address="$data.$N$25"/>
        <table:named-range table:name="R_FB" table:base-cell-address="$data.$M$27" table:cell-range-address="$data.$N$27"/>
        <table:named-range table:name="R_FC" table:base-cell-address="$data.$M$28" table:cell-range-address="$data.$N$28"/>
        <table:named-range table:name="R_if_B" table:base-cell-address="$data.$P$56" table:cell-range-address="$data.$Q$56"/>
        <table:named-range table:name="R_if_C" table:base-cell-address="$data.$P$57" table:cell-range-address="$data.$Q$57"/>
        <table:named-range table:name="R_in_B" table:base-cell-address="$data.$P$59" table:cell-range-address="$data.$Q$59"/>
        <table:named-range table:name="R_in_C" table:base-cell-address="$data.$P$60" table:cell-range-address="$data.$Q$60"/>
        <table:named-range table:name="R_i_B" table:base-cell-address="$data.$P$53" table:cell-range-address="$data.$Q$53"/>
        <table:named-range table:name="R_i_C" table:base-cell-address="$data.$P$54" table:cell-range-address="$data.$Q$54"/>
        <table:named-range table:name="R_L" table:base-cell-address="$data.$M$26" table:cell-range-address="$data.$N$26"/>
        <table:named-range table:name="R_L__" table:base-cell-address="$data.$M$31" table:cell-range-address="$data.$N$31"/>
        <table:named-range table:name="R_L___R_S" table:base-cell-address="$data.$M$30" table:cell-range-address="$data.$N$31"/>
        <table:named-range table:name="R_of_B" table:base-cell-address="$data.$P$65" table:cell-range-address="$data.$Q$65"/>
        <table:named-range table:name="R_of_C" table:base-cell-address="$data.$P$66" table:cell-range-address="$data.$Q$66"/>
        <table:named-range table:name="R_O_B" table:base-cell-address="$data.$P$62" table:cell-range-address="$data.$Q$62"/>
        <table:named-range table:name="R_O_C" table:base-cell-address="$data.$P$63" table:cell-range-address="$data.$Q$63"/>
        <table:named-range table:name="r_pi1" table:base-cell-address="$data.$P$25" table:cell-range-address="$data.$Q$25"/>
        <table:named-range table:name="r_pi2" table:base-cell-address="$data.$P$26" table:cell-range-address="$data.$Q$26"/>
        <table:named-range table:name="R_S" table:base-cell-address="$data.$M$30" table:cell-range-address="$data.$N$30"/>
        <table:named-range table:name="R_S_prim" table:base-cell-address="$data.$P$46" table:cell-range-address="$data.$Q$46"/>
        <table:named-range table:name="R_S__" table:base-cell-address="$data.$M$29" table:cell-range-address="$data.$N$29"/>
        <table:named-range table:name="r__e1" table:base-cell-address="$data.$P$28" table:cell-range-address="$data.$Q$28"/>
        <table:named-range table:name="r__e2" table:base-cell-address="$data.$P$29" table:cell-range-address="$data.$Q$29"/>
        <table:named-range table:name="tau_H1" table:base-cell-address="$data.$P$38" table:cell-range-address="$data.$Q$38"/>
        <table:named-range table:name="tau_H2" table:base-cell-address="$data.$P$39" table:cell-range-address="$data.$Q$39"/>
        <table:named-range table:name="tau_H3" table:base-cell-address="$data.$P$40" table:cell-range-address="$data.$Q$40"/>
        <table:named-range table:name="tau_H4" table:base-cell-address="$data.$P$41" table:cell-range-address="$data.$Q$41"/>
        <table:named-range table:name="tau_L1" table:base-cell-address="$data.$P$43" table:cell-range-address="$data.$Q$43"/>
        <table:named-range table:name="tau_L2" table:base-cell-address="$data.$P$44" table:cell-range-address="$data.$Q$44"/>
        <table:named-range table:name="tau_L3" table:base-cell-address="$data.$P$45" table:cell-range-address="$data.$Q$45"/>
        <table:named-range table:name="V_B1" table:base-cell-address="$data.$P$16" table:cell-range-address="$data.$Q$16"/>
        <table:named-range table:name="V_B2" table:base-cell-address="$data.$P$19" table:cell-range-address="$data.$Q$19"/>
        <table:named-range table:name="V_CC" table:base-cell-address="$data.$M$19" table:cell-range-address="$data.$N$19"/>
        <table:named-range table:name="V_CE1" table:base-cell-address="$data.$P$18" table:cell-range-address="$data.$Q$18"/>
        <table:named-range table:name="V_CE2" table:base-cell-address="$data.$P$21" table:cell-range-address="$data.$Q$21"/>
        <table:named-range table:name="V_T" table:base-cell-address="$data.$M$33" table:cell-range-address="$data.$N$3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0:06:57.967919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01:49:52.895535348</dc:date>
    <meta:editing-duration>PT6H13M2S</meta:editing-duration>
    <meta:editing-cycles>14</meta:editing-cycles>
    <meta:generator>LibreOffice/24.2.7.2$Linux_X86_64 LibreOffice_project/420$Build-2</meta:generator>
    <meta:document-statistic meta:table-count="1" meta:cell-count="408" meta:object-count="0"/>
  </office:meta>
</office:document-meta>
</file>